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PushUps200Hz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]-[.J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3]-[.J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  <table:table-cell table:formula="of:=ABS([.I4]-[.J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]-[.J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6]-[.J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7]-[.J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8]-[.J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9]-[.J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10]-[.J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11]-[.J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12]-[.J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13]-[.J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4]-[.J1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5]-[.J1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6]-[.J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17]-[.J1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8]-[.J1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9]-[.J1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20]-[.J2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21]-[.J2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2]-[.J2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23]-[.J2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4]-[.J2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5]-[.J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6]-[.J2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27]-[.J2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reprocessed</text:p>
          </table:table-cell>
          <table:table-cell table:formula="of:=ABS([.I28]-[.J2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9]-[.J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30]-[.J3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31]-[.J3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32]-[.J3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33]-[.J3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4]-[.J3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5]-[.J3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6]-[.J3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  <table:table-cell table:formula="of:=ABS([.I37]-[.J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2:.L37])" office:value-type="float" office:value="19" calcext:value-type="float">
            <text:p>19</text:p>
          </table:table-cell>
          <table:table-cell table:style-name="Default"/>
          <table:table-cell table:number-columns-repeated="8"/>
          <table:table-cell table:formula="of:=ABS([.I38]-[.J38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ABS([.I39]-[.J3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llDataSets</text:p>
          </table:table-cell>
          <table:table-cell table:style-name="Default" table:number-columns-repeated="2"/>
          <table:table-cell table:number-columns-repeated="8"/>
          <table:table-cell table:formula="of:=ABS([.I40]-[.J40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41]-[.J4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2]-[.J4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3]-[.J43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4]-[.J44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5]-[.J4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46]-[.J4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Bell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7]-[.J4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Ches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8]-[.J4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Lef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49]-[.J4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Righ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0]-[.J50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Bell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1]-[.J5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2]-[.J5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3]-[.J5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Righ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54]-[.J5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5]-[.J5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Lef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56]-[.J5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Bell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7]-[.J5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Righ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8]-[.J5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Chest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9]-[.J5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Lef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60]-[.J6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Belly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  <table:table-cell table:formula="of:=ABS([.I61]-[.J6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  <table:table-cell table:formula="of:=ABS([.I62]-[.J6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63]-[.J63])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  <table:table-cell table:formula="of:=ABS([.I64]-[.J64])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Ches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5]-[.J6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Lef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6]-[.J6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Righ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7]-[.J6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Bell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8]-[.J6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Righ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69]-[.J6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Lef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0]-[.J7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Ches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71]-[.J7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Bell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72]-[.J72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73]-[.J7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74]-[.J7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5]-[.J7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6]-[.J7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processed</text:p>
          </table:table-cell>
          <table:table-cell table:formula="of:=ABS([.I77]-[.J77]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eprocessed</text:p>
          </table:table-cell>
          <table:table-cell table:formula="of:=ABS([.I78]-[.J78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processed</text:p>
          </table:table-cell>
          <table:table-cell table:formula="of:=ABS([.I79]-[.J79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80]-[.J80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processed</text:p>
          </table:table-cell>
          <table:table-cell table:formula="of:=ABS([.I81]-[.J81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processed</text:p>
          </table:table-cell>
          <table:table-cell table:formula="of:=ABS([.I82]-[.J82]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83]-[.J83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84]-[.J84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5]-[.J8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6]-[.J8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7]-[.J87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8]-[.J88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89]-[.J89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0]-[.J90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1]-[.J91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2]-[.J92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3]-[.J9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4]-[.J9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5]-[.J9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96]-[.J9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  <table:table-cell table:formula="of:=ABS([.I97]-[.J97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98]-[.J9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99]-[.J9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00]-[.J10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1]-[.J10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102]-[.J10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3]-[.J10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4]-[.J10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105]-[.J10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106]-[.J10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107]-[.J107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108]-[.J10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09]-[.J10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10]-[.J11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11]-[.J11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12]-[.J11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13]-[.J11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4]-[.J11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5]-[.J11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6]-[.J11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  <table:table-cell table:formula="of:=ABS([.I117]-[.J11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118]-[.J118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119]-[.J119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  <table:table-cell table:formula="of:=ABS([.I120]-[.J1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41:.L120])" office:value-type="float" office:value="108" calcext:value-type="float">
            <text:p>108</text:p>
          </table:table-cell>
          <table:table-cell table:style-name="Default"/>
          <table:table-cell table:number-columns-repeated="8"/>
          <table:table-cell table:formula="of:=ABS([.I121]-[.J121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ABS([.I122]-[.J12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quats</text:p>
          </table:table-cell>
          <table:table-cell table:style-name="Default" table:number-columns-repeated="2"/>
          <table:table-cell table:number-columns-repeated="8"/>
          <table:table-cell table:formula="of:=ABS([.I123]-[.J12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eprocessed</text:p>
          </table:table-cell>
          <table:table-cell table:formula="of:=ABS([.I124]-[.J124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125]-[.J1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eprocessed</text:p>
          </table:table-cell>
          <table:table-cell table:formula="of:=ABS([.I126]-[.J12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127]-[.J12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  <table:table-cell table:formula="of:=ABS([.I128]-[.J12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eprocessed</text:p>
          </table:table-cell>
          <table:table-cell table:formula="of:=ABS([.I129]-[.J12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  <table:table-cell table:formula="of:=ABS([.I130]-[.J13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131]-[.J131])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124:.L131])" office:value-type="float" office:value="11" calcext:value-type="float">
            <text:p>11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1:21:45.31577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01:07:55.946902880</meta:creation-date>
    <meta:generator>LibreOffice/6.4.6.2$Linux_X86_64 LibreOffice_project/40$Build-2</meta:generator>
    <dc:date>2021-01-04T01:31:11.432398960</dc:date>
    <meta:editing-duration>PT19M43S</meta:editing-duration>
    <meta:editing-cycles>6</meta:editing-cycles>
    <meta:document-statistic meta:table-count="1" meta:cell-count="1504" meta:object-count="0"/>
  </office:meta>
</office:document-meta>
</file>